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/>
    <style:font-face style:name="monaco-linux" svg:font-family="monaco-linux" style:font-pitch="fixed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 fo:text-align="center" style:justify-single-word="false"/>
      <style:text-properties style:font-name="文泉驛微米黑1" fo:font-size="20pt" fo:font-weight="bold" style:font-name-asian="文泉驛微米黑1" style:font-size-asian="20pt" style:font-weight-asian="bold" style:font-size-complex="20pt" style:font-weight-complex="bold"/>
    </style:style>
    <style:style style:name="P2" style:family="paragraph" style:parent-style-name="Standard">
      <style:paragraph-properties style:line-height-at-least="0in" fo:text-align="center" style:justify-single-word="false"/>
      <style:text-properties style:font-name="文泉驛微米黑1" fo:font-size="13pt" fo:font-weight="bold" style:font-name-asian="文泉驛微米黑1" style:font-size-asian="13pt" style:font-weight-asian="bold" style:font-size-complex="13pt" style:font-weight-complex="bold"/>
    </style:style>
    <style:style style:name="P3" style:family="paragraph" style:parent-style-name="Standard">
      <style:paragraph-properties style:line-height-at-least="0in" fo:text-align="start" style:justify-single-word="false"/>
      <style:text-properties style:font-name="文泉驛微米黑1" fo:font-size="15pt" fo:font-weight="bold" style:font-name-asian="文泉驛微米黑1" style:font-size-asian="15pt" style:font-weight-asian="bold" style:font-size-complex="15pt" style:font-weight-complex="bold"/>
    </style:style>
    <style:style style:name="P4" style:family="paragraph" style:parent-style-name="Standard">
      <style:paragraph-properties style:line-height-at-least="0in" fo:text-align="start" style:justify-single-word="false"/>
      <style:text-properties style:font-name="文泉驛微米黑1" fo:font-size="10pt" fo:font-weight="normal" style:font-name-asian="文泉驛微米黑1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style:line-height-at-least="0in" fo:text-align="start" style:justify-single-word="false"/>
      <style:text-properties style:font-name="文泉驛微米黑1" fo:font-size="10pt" fo:font-weight="normal" style:font-name-asian="文泉驛微米黑1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in" fo:text-align="start" style:justify-single-word="false"/>
      <style:text-properties style:font-name="文泉驛微米黑1" fo:font-size="10pt" fo:font-weight="bold" style:font-name-asian="文泉驛微米黑1" style:font-size-asian="8.75pt" style:font-weight-asian="bold" style:font-size-complex="10pt" style:font-weight-complex="bold"/>
    </style:style>
    <style:style style:name="P7" style:family="paragraph" style:parent-style-name="Standard">
      <style:paragraph-properties style:line-height-at-least="0in" fo:text-align="start" style:justify-single-word="false"/>
      <style:text-properties style:font-name="文泉驛微米黑1" fo:font-size="10pt" fo:font-weight="bold" style:font-name-asian="文泉驛微米黑1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line-height-at-least="0in" fo:text-align="start" style:justify-single-word="false"/>
      <style:text-properties style:font-name="文泉驛微米黑1" fo:font-size="12pt" fo:font-weight="bold" style:font-name-asian="文泉驛微米黑1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in" fo:text-align="start" style:justify-single-word="false"/>
      <style:text-properties style:font-name="文泉驛微米黑1" fo:font-size="11pt" fo:font-weight="bold" style:font-name-asian="文泉驛微米黑1" style:font-size-asian="11pt" style:font-weight-asian="bold" style:font-size-complex="11pt" style:font-weight-complex="bold"/>
    </style:style>
    <style:style style:name="P10" style:family="paragraph" style:parent-style-name="Standard">
      <style:paragraph-properties style:line-height-at-least="0in" fo:text-align="start" style:justify-single-word="false"/>
      <style:text-properties style:font-name="文泉驛微米黑1" fo:font-size="11pt" fo:font-weight="normal" style:font-name-asian="文泉驛微米黑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line-height-at-least="0in" fo:text-align="start" style:justify-single-word="false"/>
      <style:text-properties style:font-name="monaco-linux" fo:font-size="9pt" fo:font-weight="normal" style:font-name-asian="文泉驛微米黑1" style:font-size-asian="9pt" style:font-weight-asian="normal" style:font-size-complex="9pt" style:font-weight-complex="normal"/>
    </style:style>
    <style:style style:name="P12" style:family="paragraph" style:parent-style-name="Preformatted_20_Text">
      <style:paragraph-properties style:line-height-at-least="0in" fo:text-align="start" style:justify-single-word="false"/>
      <style:text-properties style:font-name="文泉驛微米黑1" fo:font-size="10pt" fo:font-weight="normal" style:font-name-asian="文泉驛微米黑1" style:font-size-asian="10pt" style:font-weight-asian="normal" style:font-size-complex="10pt" style:font-weight-complex="normal"/>
    </style:style>
    <style:style style:name="T1" style:family="text">
      <style:text-properties fo:font-size="15pt" style:font-size-asian="15pt" style:font-name-complex="文泉驛微米黑" style:font-size-complex="15pt"/>
    </style:style>
    <style:style style:name="T2" style:family="text">
      <style:text-properties fo:font-weight="normal" style:font-weight-asian="normal" style:font-name-complex="文泉驛微米黑" style:font-weight-complex="normal"/>
    </style:style>
    <style:style style:name="T3" style:family="text">
      <style:text-properties style:font-name-complex="文泉驛微米黑"/>
    </style:style>
    <style:style style:name="T4" style:family="text">
      <style:text-properties style:font-name="monaco-linux" fo:font-size="9pt" style:font-size-asian="9pt" style:font-size-complex="9pt"/>
    </style:style>
    <style:style style:name="T5" style:family="text">
      <style:text-properties style:font-name="monaco-linux" fo:font-size="9pt" style:font-size-asian="9pt" style:font-name-complex="文泉驛微米黑" style:font-size-complex="9pt"/>
    </style:style>
    <style:style style:name="T6" style:family="text">
      <style:text-properties style:font-name="monaco-linux" fo:font-size="9pt" fo:font-weight="normal" style:font-size-asian="9pt" style:font-weight-asian="normal" style:font-name-complex="文泉驛微米黑" style:font-size-complex="9pt" style:font-weight-complex="normal"/>
    </style:style>
    <style:style style:name="T7" style:family="text">
      <style:text-properties style:font-name="monaco-linux" style:font-name-complex="文泉驛微米黑"/>
    </style:style>
    <style:style style:name="T8" style:family="text">
      <style:text-properties style:font-name="monaco-linux" fo:font-weight="normal" style:font-weight-asian="normal" style:font-name-complex="文泉驛微米黑" style:font-weight-complex="normal"/>
    </style:style>
    <style:style style:name="T9" style:family="text">
      <style:text-properties fo:font-size="9pt" style:font-size-asian="9pt" style:font-name-complex="文泉驛微米黑" style:font-size-complex="9pt"/>
    </style:style>
    <style:style style:name="T10" style:family="text">
      <style:text-properties fo:font-size="9pt" fo:font-weight="normal" style:font-size-asian="9pt" style:font-weight-asian="normal" style:font-name-complex="文泉驛微米黑" style:font-size-complex="9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ium安装部署文档</text:p>
      <text:p text:style-name="P2">非常4+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运行环境介绍</text:p>
      <text:p text:style-name="P4"/>
      <text:list xml:id="list836981615" text:style-name="L1">
        <text:list-item>
          <text:p text:style-name="P5">Ruby 1.9+</text:p>
        </text:list-item>
        <text:list-item>
          <text:p text:style-name="P5">Rails 3.2+</text:p>
        </text:list-item>
        <text:list-item>
          <text:p text:style-name="P5">Gem 1.3+</text:p>
        </text:list-item>
        <text:list-item>
          <text:p text:style-name="P5">Sqlite3</text:p>
        </text:list-item>
        <text:list-item>
          <text:p text:style-name="P5">Webrick 1.9+</text:p>
        </text:list-item>
      </text:list>
      <text:p text:style-name="P4"/>
      <text:p text:style-name="P3">2安装部署过程</text:p>
      <text:p text:style-name="P3"/>
      <text:p text:style-name="P4">整个过程分为两个部分，首先是必要的环境安装，另外是应用的部署。</text:p>
      <text:p text:style-name="P4"/>
      <text:p text:style-name="P8">2.1基本运行环境安装</text:p>
      <text:p text:style-name="P8"/>
      <text:p text:style-name="P9">2.1.1安装RVM</text:p>
      <text:p text:style-name="P9"/>
      <text:p text:style-name="P4">RVM是ruby的版本管理工具，可以非常方便地让用户在同一台机器上安装多个ruby的版本便方便在它们之间切换。当然，在安装的时候也可以自己选择ruby的安装版本。</text:p>
      <text:p text:style-name="P4"/>
      <text:p text:style-name="P4"><text:span text:style-name="T1">⇝</text:span>首先用如下命令安装RVM</text:p>
      <text:p text:style-name="P4"/>
      <text:p text:style-name="P12"><text:tab/><text:span text:style-name="T4">curl -L get.rvm.io | bash -s stable</text:span></text:p>
      <text:p text:style-name="P4"/>
      <text:p text:style-name="P4"><text:span text:style-name="T1">⇝</text:span>安装完毕以后启动RVM</text:p>
      <text:p text:style-name="P4"/>
      <text:p text:style-name="P12"><text:tab/><text:span text:style-name="T4">source /etc/profile.d/rvm.sh</text:span></text:p>
      <text:p text:style-name="P12"/>
      <text:p text:style-name="P4"><text:span text:style-name="T1">⇝</text:span><text:span text:style-name="T3">然后用如下命令来查看RVM的依赖</text:span></text:p>
      <text:p text:style-name="P4"><text:span text:style-name="T3"/></text:p>
      <text:p text:style-name="P4"><text:span text:style-name="T3"><text:tab/></text:span><text:span text:style-name="T5">rvm requirements</text:span></text:p>
      <text:p text:style-name="P4"><text:span text:style-name="T3"/></text:p>
      <text:p text:style-name="P4"><text:span text:style-name="T3">上述命令会列出一堆的依赖，可以用apt-get (具体看使用linux的什么发行版)来安装所需的依赖。</text:span></text:p>
      <text:p text:style-name="P4"><text:span text:style-name="T3"/></text:p>
      <text:p text:style-name="P4"><text:span text:style-name="T3"/></text:p>
      <text:p text:style-name="P9"><text:span text:style-name="T3">2.1.2安装Ruby</text:span></text:p>
      <text:p text:style-name="P9"><text:span text:style-name="T3"/></text:p>
      <text:p text:style-name="P4"><text:span text:style-name="T3">一旦有了RVM，一切都变得简单了。</text:span></text:p>
      <text:p text:style-name="P4"><text:span text:style-name="T3"/></text:p>
      <text:p text:style-name="P4"><text:span text:style-name="T1">⇝</text:span><text:span text:style-name="T3">使用如下命令来安装Ruby并且指定其默认版本。</text:span></text:p>
      <text:p text:style-name="P4"><text:span text:style-name="T3"/></text:p>
      <text:p text:style-name="P4"><text:soft-page-break/><text:span text:style-name="T3"><text:tab/></text:span><text:span text:style-name="T5">rvm install 1.9.3</text:span></text:p>
      <text:p text:style-name="P11"><text:span text:style-name="T3"><text:tab/>rvm use 1.9.3 default</text:span></text:p>
      <text:p text:style-name="P11"><text:span text:style-name="T3"/></text:p>
      <text:p text:style-name="P4"><text:span text:style-name="T1">⇝</text:span><text:span text:style-name="T3">通过如下的命令来查看Ruby的版本，确定安装成功。</text:span></text:p>
      <text:p text:style-name="P4"><text:span text:style-name="T3"/></text:p>
      <text:p text:style-name="P4"><text:span text:style-name="T3"><text:tab/>r</text:span><text:span text:style-name="T5">uby -v</text:span></text:p>
      <text:p text:style-name="P4"><text:span text:style-name="T5"/></text:p>
      <text:p text:style-name="P4"><text:span text:style-name="T5"/></text:p>
      <text:p text:style-name="P9"><text:span text:style-name="T3">2.1.3安装RubyGems</text:span></text:p>
      <text:p text:style-name="P9"><text:span text:style-name="T3"/></text:p>
      <text:p text:style-name="P4"><text:span text:style-name="T3">Gem是Ruby的包管理工具，通过它可以很方便地安装Ruby的各种神奇的包。</text:span></text:p>
      <text:p text:style-name="P4"><text:span text:style-name="T1">⇝</text:span><text:span text:style-name="T3">在ubuntu，使用下面的命令即可安装Gem。</text:span></text:p>
      <text:p text:style-name="P4"><text:span text:style-name="T3"/></text:p>
      <text:p text:style-name="P12"><text:span text:style-name="T3"><text:tab/></text:span><text:span text:style-name="T5">sudo apt-get install rubygems</text:span></text:p>
      <text:p text:style-name="P12"><text:span text:style-name="T3"/></text:p>
      <text:p text:style-name="P12"><text:span text:style-name="T3"/></text:p>
      <text:p text:style-name="P9"><text:span text:style-name="T3">2.1.4安装Rails</text:span></text:p>
      <text:p text:style-name="P9"><text:span text:style-name="T3"/></text:p>
      <text:p text:style-name="P4"><text:span text:style-name="T3">由于有了Gem，Rails的安装也非常的方便。</text:span></text:p>
      <text:p text:style-name="P4"><text:span text:style-name="T1">⇝</text:span><text:span text:style-name="T3">使用下面的命令即可。</text:span></text:p>
      <text:p text:style-name="P4"><text:span text:style-name="T3"/></text:p>
      <text:p text:style-name="P4"><text:span text:style-name="T3"><text:tab/></text:span><text:span text:style-name="T5">gem install rails</text:span></text:p>
      <text:p text:style-name="P10"><text:span text:style-name="T7"/></text:p>
      <text:p text:style-name="P10"><text:span text:style-name="T7"/></text:p>
      <text:p text:style-name="P9"><text:span text:style-name="T3">2.1.5安装Sqlite3</text:span></text:p>
      <text:p text:style-name="P9"><text:span text:style-name="T3"/></text:p>
      <text:p text:style-name="P4"><text:span text:style-name="T1">⇝</text:span><text:span text:style-name="T3">在ubuntu中，使用以下命令来安装sqlite3</text:span></text:p>
      <text:p text:style-name="P4"><text:span text:style-name="T3"/></text:p>
      <text:p text:style-name="P4"><text:span text:style-name="T3"><text:tab/></text:span><text:span text:style-name="T5">apt-get install sqlite sqlite3</text:span></text:p>
      <text:p text:style-name="P9"><text:span text:style-name="T3"/></text:p>
      <text:p text:style-name="P9"><text:span text:style-name="T3"/></text:p>
      <text:p text:style-name="P8"><text:span text:style-name="T3">2.2应用部署</text:span></text:p>
      <text:p text:style-name="P8"><text:span text:style-name="T3"/></text:p>
      <text:p text:style-name="P4"><text:span text:style-name="T3">有了基本的运行环境以后，请把Taskium文件夹放到你所希望的地方。</text:span></text:p>
      <text:p text:style-name="P4"><text:span text:style-name="T1">⇝</text:span><text:span text:style-name="T3">进入taskium文件夹，用下述命令把没有安装的gems都安装上。</text:span></text:p>
      <text:p text:style-name="P4"><text:span text:style-name="T3"/></text:p>
      <text:p text:style-name="P4"><text:span text:style-name="T3"><text:tab/></text:span><text:span text:style-name="T5">bundle install</text:span></text:p>
      <text:p text:style-name="P4"><text:span text:style-name="T3"/></text:p>
      <text:p text:style-name="P4"><text:span text:style-name="T1">⇝</text:span><text:span text:style-name="T3">安装完毕以后，用如下命令创建数据库并且同步数据库。</text:span></text:p>
      <text:p text:style-name="P4"><text:span text:style-name="T3"/></text:p>
      <text:p text:style-name="P4"><text:span text:style-name="T3"><text:tab/></text:span><text:span text:style-name="T5">rake db:migrate</text:span></text:p>
      <text:p text:style-name="P9"><text:soft-page-break/><text:span text:style-name="T3"/></text:p>
      <text:p text:style-name="P4"><text:span text:style-name="T1">⇝</text:span><text:span text:style-name="T3">之后就可以启动服务器了</text:span></text:p>
      <text:p text:style-name="P6"><text:span text:style-name="T3"/></text:p>
      <text:p text:style-name="P9"><text:span text:style-name="T3"><text:tab/></text:span><text:span text:style-name="T6">rails server</text:span></text:p>
      <text:p text:style-name="P9"><text:span text:style-name="T6"/></text:p>
      <text:p text:style-name="P7"><text:span text:style-name="T8">服务器启动以后就可以访问该应用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/>
    <style:font-face style:name="monaco-linux" svg:font-family="monaco-linux" style:font-pitch="fixed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czero </meta:initial-creator>
    <meta:creation-date>2012-06-09T15:28:57</meta:creation-date>
    <dc:date>2012-06-09T17:10:00</dc:date>
    <dc:creator>afczero </dc:creator>
    <meta:editing-duration>PT38M42S</meta:editing-duration>
    <meta:editing-cycles>5</meta:editing-cycles>
    <meta:generator>LibreOffice/3.4$Linux LibreOffice_project/340m1$Build-402</meta:generator>
    <meta:document-statistic meta:table-count="0" meta:image-count="0" meta:object-count="0" meta:page-count="4" meta:paragraph-count="47" meta:word-count="122" meta:character-count="936" meta:non-whitespace-character-count="934"/>
  </office:meta>
</office:document-meta>
</file>